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bc53b" officeooo:paragraph-rsid="000d67be"/>
    </style:style>
    <style:style style:name="P3" style:family="paragraph" style:parent-style-name="Standard">
      <style:text-properties officeooo:rsid="000bc53b" officeooo:paragraph-rsid="00105dfc"/>
    </style:style>
    <style:style style:name="P4" style:family="paragraph" style:parent-style-name="Standard">
      <style:text-properties officeooo:rsid="000bc53b" officeooo:paragraph-rsid="0011aab1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bc53b" officeooo:paragraph-rsid="000d67be" style:font-weight-asian="bold" style:font-weight-complex="bold"/>
    </style:style>
    <style:style style:name="P6" style:family="paragraph" style:parent-style-name="Standard">
      <style:text-properties officeooo:paragraph-rsid="0011aab1"/>
    </style:style>
    <style:style style:name="P7" style:family="paragraph" style:parent-style-name="Standard">
      <style:text-properties fo:font-style="normal" officeooo:paragraph-rsid="0011aab1" style:font-style-asian="normal" style:font-style-complex="normal"/>
    </style:style>
    <style:style style:name="P8" style:family="paragraph" style:parent-style-name="Standard">
      <style:text-properties fo:font-style="normal" officeooo:rsid="000bc53b" officeooo:paragraph-rsid="00105dfc" style:font-style-asian="normal" style:font-style-complex="normal"/>
    </style:style>
    <style:style style:name="P9" style:family="paragraph" style:parent-style-name="Standard">
      <style:text-properties fo:font-weight="normal" officeooo:rsid="000bc53b" officeooo:paragraph-rsid="000d67be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05dfc" style:font-weight-asian="bold" style:font-weight-complex="bold"/>
    </style:style>
    <style:style style:name="T3" style:family="text">
      <style:text-properties officeooo:rsid="000bc53b"/>
    </style:style>
    <style:style style:name="T4" style:family="text">
      <style:text-properties style:text-underline-style="none" fo:font-weight="bold" officeooo:rsid="0011aab1" style:font-weight-asian="bold" style:font-weight-complex="bold"/>
    </style:style>
    <style:style style:name="T5" style:family="text">
      <style:text-properties style:text-underline-style="none" fo:font-weight="normal" officeooo:rsid="00105dfc" style:font-weight-asian="normal" style:font-weight-complex="normal"/>
    </style:style>
    <style:style style:name="T6" style:family="text">
      <style:text-properties style:text-underline-style="none" fo:font-weight="normal" officeooo:rsid="0011aab1" style:font-weight-asian="normal" style:font-weight-complex="normal"/>
    </style:style>
    <style:style style:name="T7" style:family="text">
      <style:text-properties officeooo:rsid="0011aab1"/>
    </style:style>
    <style:style style:name="T8" style:family="text">
      <style:text-properties officeooo:rsid="00126064"/>
    </style:style>
    <style:style style:name="T9" style:family="text">
      <style:text-properties fo:font-weight="bold" officeooo:rsid="0011aab1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04cm" fo:text-indent="-0.635cm" fo:margin-left="1.70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9cm" fo:text-indent="-0.635cm" fo:margin-left="2.33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4cm" fo:text-indent="-0.635cm" fo:margin-left="2.97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09cm" fo:text-indent="-0.635cm" fo:margin-left="3.60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44cm" fo:text-indent="-0.635cm" fo:margin-left="4.24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79cm" fo:text-indent="-0.635cm" fo:margin-left="4.87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14cm" fo:text-indent="-0.635cm" fo:margin-left="5.51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49cm" fo:text-indent="-0.635cm" fo:margin-left="6.14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84cm" fo:text-indent="-0.635cm" fo:margin-left="6.78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19cm" fo:text-indent="-0.635cm" fo:margin-left="7.419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Vragen bestemd voor Intake:</text:span></text:p>
      <text:p text:style-name="P8"><text:span text:style-name="T4">1.</text:span><text:span text:style-name="T6"> </text:span><text:span text:style-name="T5">b</text:span>roodnood</text:p>
      <text:p text:style-name="P2"><text:tab/>Intake Zuid: Herenwaard 23</text:p>
      <text:p text:style-name="P2"><text:tab/>Intake Noord: Coolsingel 40 ingang Doelwater</text:p>
      <text:p text:style-name="P2"><text:tab/>Jongerenloket: Coolsingel 40 ingang Doelwater</text:p>
      <text:p text:style-name="P2"><text:tab/>Participatie en SZ: Binnenrotte 158</text:p>
      <text:p text:style-name="P2"><text:tab/>– Meenemen: een geldig identiteitsbewijs (geen rijbewijs) of een geldig verblijfsdocument</text:p>
      <text:p text:style-name="P6"><text:span text:style-name="T3"><text:tab/>kopieën van bankafschriften van de laatste 3 maanden van alle betaal- en spaarrekeningen <text:tab/>van alle betrokkenen.</text:span></text:p>
      <text:p text:style-name="P6"/>
      <text:p text:style-name="P7"><text:span text:style-name="T9">2.</text:span><text:span text:style-name="T7"> wettelijk voorschot (aanvraag &gt;28 dagen)</text:span></text:p>
      <text:p text:style-name="P2"><text:tab/>- al wettelijk voorschot aangevraagd? Check Socates.</text:p>
      <text:p text:style-name="P2"><text:tab/>- nog geen wettelijk voorschot aangevraagd? Melding in RoWiki aanmaken</text:p>
      <text:p text:style-name="P2"/>
      <text:p text:style-name="P9"><text:span text:style-name="T9">3.</text:span><text:span text:style-name="T7"> </text:span>status aanvraag: 3 mogelijkheden</text:p>
      <text:p text:style-name="P2"><text:tab/>– het besluit is genomen</text:p>
      <text:p text:style-name="P2"><text:tab/>- er is een hersteltermijn geboden voor het leveren van de stukken</text:p>
      <text:p text:style-name="P2"><text:tab/>- er wordt aan de afhandeling van de aanvraag gewerkt</text:p>
      <text:p text:style-name="P2"/>
      <text:p text:style-name="P2"><text:span text:style-name="T9">4.</text:span><text:span text:style-name="T7"> </text:span>uitstel levering gevraagde stukken</text:p>
      <text:p text:style-name="P2"><text:tab/>- ga naar RoWiki en maak een melding. Zie vereisten in de FAQ</text:p>
      <text:p text:style-name="P2"/>
      <text:p text:style-name="P5">Vragen bestemd voor Beheer Inkomen:</text:p>
      <text:p text:style-name="P2">1. <text:span text:style-name="T7">Ui</text:span>tleg over hoogte uitkering</text:p>
      <text:p text:style-name="P2"><text:span text:style-name="T7">2.</text:span> Zijn de ingel<text:span text:style-name="T7">e</text:span>verde stukken binnen?</text:p>
      <text:p text:style-name="P2"><text:tab/>– Vraag hoe de stukken zijn ingel<text:span text:style-name="T7">e</text:span>verd (balie, post of email)</text:p>
      <text:p text:style-name="P2"><text:s text:c="12"/>– Check in Socates of het poststuk al is afgehandeld: rapport over afhandeling van het <text:tab/> <text:s/><text:tab/> <text:s text:c="3"/>poststuk is dan zichtbaar bij documenten.</text:p>
      <text:p text:style-name="P4"><text:s text:c="5"/><text:tab/> <text:s text:c="3"/>Als poststuk nog niet is afgehandeld: check RDD of poststuk hier wel bekend is.</text:p>
      <text:p text:style-name="P4"><text:tab/>– Mocht poststuk nog niet zijn afgehandeld en er is geen werkopdracht en poststuk is wel te <text:tab/> <text:s text:c="2"/>zien in RDD bij lopende zaken, dan in RoWiki melding aanmaken voor de behandel<text:span text:style-name="T7">e</text:span>nde <text:tab/> <text:s text:c="2"/>afdeling.</text:p>
      <text:p text:style-name="P2"/>
      <text:p text:style-name="P5">Vragen bestemd voor Werk:</text:p>
      <text:p text:style-name="P2"><text:span text:style-name="T7">1. </text:span>Vraag beantwoorden. Werkconsulent spreken? Vrije terugbelnotitie aanmaken voor de werkconsolent.</text:p>
      <text:p text:style-name="P2"><text:span text:style-name="T7">2.</text:span> Vraag over reiskosten? =&gt; melding aanmaken</text:p>
      <text:p text:style-name="P2"/>
      <text:p text:style-name="P5">Vragen bestemd voor Werkintake:</text:p>
      <text:p text:style-name="P2"><text:span text:style-name="T7">1. V</text:span>erzetten of annuleren van een afspraak voor de Werkintake?</text:p>
      <text:p text:style-name="P2"><text:tab/>- vrije melding aanmaken met dag en tijdstip van gesprek, reden van afmelding, <text:tab/> <text:tab/><text:tab/> <text:s text:c="2"/>telefoonnummer van werkzoekende</text:p>
      <text:p text:style-name="P2"><text:span text:style-name="T7">2. </text:span>Verzetten of annuleren van een afspraak voor inspanningscontrole?</text:p>
      <text:p text:style-name="P2"><text:s text:c="4"/>- werkzoekende mo<text:span text:style-name="T7">e</text:span>t zelf telefoni<text:span text:style-name="T7">s</text:span>ch contact opnemen:</text:p>
      <text:p text:style-name="P2"><text:s text:c="6"/>– Noord: 0104986117</text:p>
      <text:p text:style-name="P2"><text:s text:c="6"/>- Zuid: 0104986792</text:p>
      <text:p text:style-name="P2"><text:s text:c="6"/>- Jongerenloket: 0102671300</text:p>
      <text:p text:style-name="P2"><text:span text:style-name="T7">3. <text:s/>U</text:span>itkeringstrekker heeft geprobeerd werkconsulent te bellen? Opnieuw proberen voor werkzoekende. Indien dat niet lukt: vrije terugbelnotitie.</text:p>
      <text:p text:style-name="P2"/>
      <text:p text:style-name="P5"><text:soft-page-break/></text:p>
      <text:p text:style-name="P5"/>
      <text:p text:style-name="P5"/>
      <text:p text:style-name="P5">Vragen bestemd voor Werkloont: <text:s/><text:span text:style-name="T7">(FAQ Werkloont)</text:span></text:p>
      <text:p text:style-name="P2">Afmelden van een afspraak?</text:p>
      <text:p text:style-name="P2"><text:tab/>– <text:span text:style-name="T8">Doorverbinden. Anders TBN met:</text:span></text:p>
      <text:p text:style-name="P2"><text:tab/> <text:s text:c="2"/><text:span text:style-name="T8">dag en tijdstip van gesprek</text:span></text:p>
      <text:p text:style-name="P2"><text:s text:c="15"/><text:span text:style-name="T8">welke afspraak</text:span></text:p>
      <text:p text:style-name="P2"><text:tab/> <text:s text:c="3"/><text:span text:style-name="T8">reden van de afmelding</text:span></text:p>
      <text:p text:style-name="P2"><text:tab/> <text:s text:c="3"/><text:span text:style-name="T8">telefoonnummer van werkzoekende</text:span></text:p>
      <text:p text:style-name="P2"><text:tab/></text:p>
      <text:p text:style-name="P5">Vragen bestemd voor Prematc<text:span text:style-name="T7">h</text:span>ing Noord/Zuid en Exit:</text:p>
      <text:p text:style-name="P2">Afmelden van een afspraak?</text:p>
      <text:p text:style-name="P2"><text:tab/>– <text:span text:style-name="T8">Zoek naar e-mail team</text:span></text:p>
      <text:p text:style-name="P2"><text:tab/>– <text:span text:style-name="T8">Maak en verzend een melding:</text:span></text:p>
      <text:p text:style-name="P2"><text:tab/> <text:s text:c="2"/>dag en tijdstip van gesprek</text:p>
      <text:p text:style-name="P2"><text:s text:c="15"/>welke afspraak</text:p>
      <text:p text:style-name="P2"><text:tab/> <text:s text:c="2"/>reden van de afmelding</text:p>
      <text:p text:style-name="P2"><text:tab/> <text:s text:c="2"/>telefoonnummer van werkzoekende</text:p>
      <text:p text:style-name="P2"/>
      <text:p text:style-name="P5">Vragen bestemd voor Matching:</text:p>
      <text:p text:style-name="P2">Afmelden van een afspraak?</text:p>
      <text:p text:style-name="P2"><text:tab/>– <text:span text:style-name="T8">Zoek naar e-mail team</text:span></text:p>
      <text:p text:style-name="P2"><text:tab/>– <text:span text:style-name="T8">Maak en verzend een melding:</text:span></text:p>
      <text:p text:style-name="P2"><text:tab/> <text:s text:c="2"/>dag en tijdstip van gesprek</text:p>
      <text:p text:style-name="P2"><text:s text:c="15"/>welke afspraak</text:p>
      <text:p text:style-name="P2"><text:tab/> <text:s text:c="2"/>reden van de afmelding</text:p>
      <text:p text:style-name="P2"><text:tab/> <text:s text:c="2"/>telefoonnummer van werkzoekende</text:p>
      <text:p text:style-name="P2"/>
      <text:p text:style-name="P5">Vragen bestemd voor Jongerenloket:</text:p>
      <text:p text:style-name="P2">Beantwoorden of anders doorverbinden. Het Jongerenloket heeft een eigen belteam.</text:p>
      <text:p text:style-name="P2">of contactgegevens geven: afspraak_jl@rotterdam.nl of 010-2671300</text:p>
      <text:p text:style-name="P2"/>
      <text:p text:style-name="P5">Schrijnende situatie:</text:p>
      <text:p text:style-name="P2">Doorverbinden of anders DDS. Contactgegevens van de bijstandsgerechtigde noteren en zeggen dat je de kwestie direct zal opnemen met een leidinggevende.</text:p>
      <text:p text:style-name="P2"/>
      <text:p text:style-name="P5">Vragen bestemd voor Bewindvoerders, gerechtspersonen en hulpverleners:</text:p>
      <text:p text:style-name="P2">Deze staan wij niet zelf te woord,. Doorverbinden naar desbetreffende afdeling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6T14:32:19.657211233</meta:creation-date>
    <dc:date>2022-03-06T20:36:41.508301537</dc:date>
    <meta:editing-duration>PT37M8S</meta:editing-duration>
    <meta:editing-cycles>5</meta:editing-cycles>
    <meta:generator>LibreOffice/6.1.5.2$Linux_X86_64 LibreOffice_project/10$Build-2</meta:generator>
    <meta:document-statistic meta:table-count="0" meta:image-count="0" meta:object-count="0" meta:page-count="2" meta:paragraph-count="68" meta:word-count="463" meta:character-count="3384" meta:non-whitespace-character-count="2803"/>
  </office:meta>
</office:document-meta>
</file>